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GB" style:font-size-asian="14pt" style:font-size-complex="14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GB" style:font-size-asian="14pt" style:font-size-complex="14pt"/>
    </style:style>
    <style:style style:name="T3" style:family="text">
      <style:text-properties style:text-position="super 58%" fo:font-size="14pt" fo:language="en" fo:country="GB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eam members<text:line-break/><text:line-break/>Raphael Giannone</text:span></text:p>
      <text:p text:style-name="Standard"><text:span text:style-name="T1">Arthur De Rosny</text:span></text:p>
      <text:p text:style-name="Standard"><text:span text:style-name="T1">Rodolphe Tal</text:span></text:p>
      <text:p text:style-name="Standard"><text:span text:style-name="T1"/></text:p>
      <text:p text:style-name="Standard"><text:span text:style-name="T2">Algorithm language :<text:line-break/><text:line-break/>Python</text:span></text:p>
      <text:p text:style-name="P1"/>
      <text:p text:style-name="Standard"><text:span text:style-name="T2">Indicators used : <text:line-break/><text:line-break/>Bollinger / RSI / EMA / Stockastic </text:span></text:p>
      <text:p text:style-name="P1"/>
      <text:p text:style-name="Standard"><text:span text:style-name="T2">Trading strategy details :</text:span></text:p>
      <text:p text:style-name="Standard"><text:span text:style-name="T2">Triple confirmation strategy , if price &lt; lower band, if RSI &lt; 30 , if fast EMA &gt; slow EMA then buy<text:line-break/>If price &gt; upper band, if RSI &gt; <text:s/>70 , if slow EMA &gt; fast EMA then sell<text:line-break/>m15 contextualisation with range detection on the last 4</text:span><text:span text:style-name="T3">th</text:span><text:span text:style-name="T2"> candl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va</meta:initial-creator>
    <dc:creator>Raphael Giannone</dc:creator>
    <meta:editing-cycles>1</meta:editing-cycles>
    <meta:creation-date>2020-10-22T21:27:00</meta:creation-date>
    <dc:date>2020-10-27T15:01:45.85</dc:date>
    <meta:editing-duration>PT2S</meta:editing-duration>
    <meta:generator>OpenOffice/4.1.5$Win32 OpenOffice.org_project/415m1$Build-9789</meta:generator>
    <meta:document-statistic meta:table-count="0" meta:image-count="0" meta:object-count="0" meta:page-count="1" meta:paragraph-count="7" meta:word-count="77" meta:character-count="4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